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style:style style:name="P1" style:parent-style-name="Titel" style:master-page-name="MP0" style:family="paragraph">
      <style:paragraph-properties fo:break-before="page" style:page-number="1"/>
    </style:style>
    <style:style style:name="P2" style:parent-style-name="Standard" style:family="paragraph">
      <style:text-properties fo:font-weight="bold" style:font-weight-asian="bold" style:text-underline-type="single" style:text-underline-style="solid" style:text-underline-width="auto" style:text-underline-mode="continuous"/>
    </style:style>
    <style:style style:name="T3" style:parent-style-name="Absatz-Standardschriftart" style:family="text">
      <style:text-properties fo:color="#0563C1" style:text-underline-type="single" style:text-underline-style="solid" style:text-underline-width="auto" style:text-underline-mode="continuous"/>
    </style:style>
    <style:style style:name="T4" style:parent-style-name="Absatz-Standardschriftart" style:family="text">
      <style:text-properties fo:color="#0563C1" style:text-underline-type="single" style:text-underline-style="solid" style:text-underline-width="auto" style:text-underline-mode="continuous"/>
    </style:style>
    <style:style style:name="P5" style:parent-style-name="Standard" style:family="paragraph">
      <style:paragraph-properties fo:break-before="page"/>
    </style:style>
    <style:style style:name="TableColumn7" style:family="table-column">
      <style:table-column-properties style:column-width="1.1736in" style:use-optimal-column-width="false"/>
    </style:style>
    <style:style style:name="TableColumn8" style:family="table-column">
      <style:table-column-properties style:column-width="1.9826in" style:use-optimal-column-width="false"/>
    </style:style>
    <style:style style:name="TableColumn9" style:family="table-column">
      <style:table-column-properties style:column-width="2.0618in" style:use-optimal-column-width="false"/>
    </style:style>
    <style:style style:name="TableColumn10" style:family="table-column">
      <style:table-column-properties style:column-width="2.0944in" style:use-optimal-column-width="false"/>
    </style:style>
    <style:style style:name="Table6" style:family="table">
      <style:table-properties style:width="7.3125in" fo:margin-left="0.0173in" table:align="left"/>
    </style:style>
    <style:style style:name="TableRow11" style:family="table-row">
      <style:table-row-properties style:min-row-height="0.1875in"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margin-bottom="0in" fo:line-height="100%"/>
      <style:text-properties fo:font-weight="bold" style:font-weight-asian="bold"/>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bottom="0in" fo:line-height="100%"/>
      <style:text-properties fo:font-weight="bold" style:font-weight-asian="bold"/>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bottom="0in" fo:line-height="100%"/>
      <style:text-properties fo:font-weight="bold" style:font-weight-asian="bold"/>
    </style:style>
    <style:style style:name="TableRow20" style:family="table-row">
      <style:table-row-properties style:min-row-height="0.7402in"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margin-bottom="0in" fo:line-height="100%"/>
    </style:style>
    <style:style style:name="T25" style:parent-style-name="Absatz-Standardschriftart" style:family="text">
      <style:text-properties fo:color="#0000FF" style:text-underline-type="single" style:text-underline-style="solid" style:text-underline-width="auto" style:text-underline-mode="continuous"/>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style>
    <style:style style:name="T30" style:parent-style-name="Absatz-Standardschriftart" style:family="text">
      <style:text-properties fo:background-color="#FFFFFF"/>
    </style:style>
    <style:style style:name="TableRow31" style:family="table-row">
      <style:table-row-properties style:min-row-height="1.3027in"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style>
    <style:style style:name="T36" style:parent-style-name="Absatz-Standardschriftart" style:family="text">
      <style:text-properties fo:color="#0000FF" style:text-underline-type="single" style:text-underline-style="solid" style:text-underline-width="auto" style:text-underline-mode="continuou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style>
    <style:style style:name="TableRow41" style:family="table-row">
      <style:table-row-properties style:min-row-height="1.1152in"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fo:color="#1155CC" style:text-underline-type="single" style:text-underline-style="solid" style:text-underline-width="auto" style:text-underline-mode="continuous"/>
    </style:style>
    <style:style style:name="P47" style:parent-style-name="Standard"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style>
    <style:style style:name="T50" style:parent-style-name="Absatz-Standardschriftart" style:family="text">
      <style:text-properties fo:color="#1155CC" style:text-underline-type="single" style:text-underline-style="solid" style:text-underline-width="auto" style:text-underline-mode="continuous"/>
    </style:style>
    <style:style style:name="P51" style:parent-style-name="Standard" style:family="paragraph">
      <style:paragraph-properties fo:margin-bottom="0in" fo:line-height="100%"/>
    </style:style>
    <style:style style:name="P52" style:parent-style-name="Standard"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fo:line-height="100%"/>
    </style:style>
    <style:style style:name="TableRow55" style:family="table-row">
      <style:table-row-properties style:min-row-height="1.6784in"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60" style:parent-style-name="Absatz-Standardschriftart" style:family="text">
      <style:text-properties fo:color="#0000FF" style:text-underline-type="single" style:text-underline-style="solid" style:text-underline-width="auto" style:text-underline-mode="continuou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margin-bottom="0in" fo:line-height="100%"/>
    </style:style>
    <style:style style:name="T63" style:parent-style-name="Absatz-Standardschriftart" style:family="text">
      <style:text-properties fo:color="#1155CC" style:text-underline-type="single" style:text-underline-style="solid" style:text-underline-width="auto" style:text-underline-mode="continuous"/>
    </style:style>
    <style:style style:name="P64" style:parent-style-name="Standard" style:family="paragraph">
      <style:paragraph-properties fo:margin-bottom="0in" fo:line-height="100%"/>
    </style:style>
    <style:style style:name="P65" style:parent-style-name="Standard"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fo:line-height="100%"/>
    </style:style>
    <style:style style:name="TableRow68" style:family="table-row">
      <style:table-row-properties style:min-row-height="0.552in"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margin-bottom="0in" fo:line-height="100%"/>
    </style:style>
    <style:style style:name="T73" style:parent-style-name="Absatz-Standardschriftart" style:family="text">
      <style:text-properties fo:color="#0000FF" style:text-underline-type="single" style:text-underline-style="solid" style:text-underline-width="auto" style:text-underline-mode="continuous"/>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style>
    <style:style style:name="T76" style:parent-style-name="Absatz-Standardschriftar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ableRow80" style:family="table-row">
      <style:table-row-properties style:min-row-height="1.3027in"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style>
    <style:style style:name="T85" style:parent-style-name="Absatz-Standardschriftart" style:family="text">
      <style:text-properties fo:color="#0000FF" style:text-underline-type="single" style:text-underline-style="solid" style:text-underline-width="auto" style:text-underline-mode="continuous"/>
    </style:style>
    <style:style style:name="T86" style:parent-style-name="Absatz-Standardschriftart" style:family="text">
      <style:text-properties fo:color="#0000FF" style:text-underline-type="single" style:text-underline-style="solid" style:text-underline-width="auto" style:text-underline-mode="continuous"/>
    </style:style>
    <style:style style:name="T87" style:parent-style-name="Absatz-Standardschriftart" style:family="text">
      <style:text-properties fo:color="#0000FF" style:text-underline-type="single" style:text-underline-style="solid" style:text-underline-width="auto" style:text-underline-mode="continuou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min-row-height="1.2409in"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style>
    <style:style style:name="T97" style:parent-style-name="Absatz-Standardschriftart" style:family="text">
      <style:text-properties fo:color="#0000FF" style:text-underline-type="single" style:text-underline-style="solid" style:text-underline-width="auto" style:text-underline-mode="continuous"/>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style>
    <style:style style:name="P102" style:parent-style-name="Standard" style:family="paragraph">
      <style:paragraph-properties fo:margin-bottom="0in" fo:line-height="100%"/>
    </style:style>
    <style:style style:name="P103" style:parent-style-name="Standard" style:family="paragraph">
      <style:paragraph-properties fo:margin-bottom="0in" fo:line-height="100%"/>
    </style:style>
    <style:style style:name="P104" style:parent-style-name="Standard" style:family="paragraph">
      <style:paragraph-properties fo:margin-bottom="0in" fo:line-height="100%"/>
    </style:style>
    <style:style style:name="TableRow105" style:family="table-row">
      <style:table-row-properties style:min-row-height="1.2409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margin-bottom="0in" fo:line-height="100%"/>
    </style:style>
    <style:style style:name="T110" style:parent-style-name="Absatz-Standardschriftart" style:family="text">
      <style:text-properties fo:color="#0000FF" style:text-underline-type="single" style:text-underline-style="solid" style:text-underline-width="auto" style:text-underline-mode="continuou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margin-bottom="0in" fo:line-height="100%"/>
    </style:style>
    <style:style style:name="P115" style:parent-style-name="Überschrift2" style:family="paragraph">
      <style:paragraph-properties fo:keep-with-next="auto" fo:keep-together="auto" fo:margin-top="0.4722in" fo:margin-bottom="0.2361in" fo:line-height="139%" fo:background-color="#FFFFFF"/>
      <style:text-properties style:font-name="Times New Roman" style:font-name-asian="Times New Roman" style:font-name-complex="Times New Roman" fo:font-weight="normal" style:font-weight-asian="normal" fo:color="#111111" fo:font-size="17pt" style:font-size-asian="17pt" style:font-size-complex="17pt"/>
    </style:style>
    <style:style style:name="T116" style:parent-style-name="Absatz-Standardschriftart" style:family="text">
      <style:text-properties fo:color="#0000FF" style:text-underline-type="single" style:text-underline-style="solid" style:text-underline-width="auto" style:text-underline-mode="continuous"/>
    </style:style>
    <style:style style:name="T117" style:parent-style-name="Absatz-Standardschriftart" style:family="text">
      <style:text-properties fo:color="#0000FF" style:text-underline-type="single" style:text-underline-style="solid" style:text-underline-width="auto" style:text-underline-mode="continuous"/>
    </style:style>
    <style:style style:name="T118" style:parent-style-name="Absatz-Standardschriftart" style:family="text">
      <style:text-properties fo:color="#0000FF" style:text-underline-type="single" style:text-underline-style="solid" style:text-underline-width="auto" style:text-underline-mode="continuous"/>
    </style:style>
    <style:style style:name="P119" style:parent-style-name="Standard" style:family="paragraph">
      <style:text-properties fo:font-style="italic" style:font-style-asian="italic"/>
    </style:style>
    <style:style style:name="P120" style:parent-style-name="Standard" style:family="paragraph">
      <style:paragraph-properties fo:text-align="center"/>
    </style:style>
    <style:style style:name="T121" style:parent-style-name="Absatz-Standardschriftart" style:family="text">
      <style:text-properties fo:color="#0000FF" fo:font-size="10pt" style:font-size-asian="10pt" style:font-size-complex="10pt"/>
    </style:style>
    <style:style style:name="T122" style:parent-style-name="Absatz-Standardschriftart" style:family="text">
      <style:text-properties fo:font-size="10pt" style:font-size-asian="10pt" style:font-size-complex="10pt" fo:language="en" fo:country="US"/>
    </style:style>
    <style:style style:name="T123" style:parent-style-name="Absatz-Standardschriftart" style:family="text">
      <style:text-properties fo:color="#0563C1" fo:font-size="10pt" style:font-size-asian="10pt" style:font-size-complex="10pt" style:text-underline-type="single" style:text-underline-style="solid" style:text-underline-width="auto" style:text-underline-mode="continuous" fo:language="en" fo:country="US"/>
    </style:style>
    <style:style style:name="T124" style:parent-style-name="Absatz-Standardschriftart" style:family="text">
      <style:text-properties fo:font-size="10pt" style:font-size-asian="10pt" style:font-size-complex="10pt" fo:language="en" fo:country="US"/>
    </style:style>
    <style:style style:name="T125" style:parent-style-name="Absatz-Standardschriftart" style:family="text">
      <style:text-properties fo:font-size="10pt" style:font-size-asian="10pt" style:font-size-complex="10pt"/>
    </style:style>
    <style:style style:name="P126" style:parent-style-name="Standard" style:family="paragraph">
      <style:text-properties fo:font-size="10pt" style:font-size-asian="10pt" style:font-size-complex="10pt"/>
    </style:style>
    <style:style style:name="T127" style:parent-style-name="Absatz-Standardschriftart" style:family="text">
      <style:text-properties fo:font-size="10pt" style:font-size-asian="10pt" style:font-size-complex="10pt"/>
    </style:style>
    <style:style style:name="T128" style:parent-style-name="Absatz-Standardschriftart" style:family="text">
      <style:text-properties fo:font-size="10pt" style:font-size-asian="10pt" style:font-size-complex="10pt"/>
    </style:style>
    <style:style style:name="T129" style:parent-style-name="Absatz-Standardschriftart" style:family="text">
      <style:text-properties fo:font-size="10pt" style:font-size-asian="10pt" style:font-size-complex="10pt"/>
    </style:style>
    <style:style style:name="T130" style:parent-style-name="Absatz-Standardschriftart" style:family="text">
      <style:text-properties fo:font-size="10pt" style:font-size-asian="10pt" style:font-size-complex="10pt"/>
    </style:style>
    <style:style style:name="T131" style:parent-style-name="Absatz-Standardschriftart" style:family="text">
      <style:text-properties fo:font-size="10pt" style:font-size-asian="10pt" style:font-size-complex="10pt"/>
    </style:style>
    <style:style style:family="graphic" style:name="a0" style:parent-style-name="Graphics">
      <style:graphic-properties fo:border="none" fo:background-color="transparent" fo:clip="rect(0in, 0in, 0in, 0in)"/>
    </style:style>
  </office:automatic-styles>
  <office:body>
    <office:text text:use-soft-page-breaks="true">
      <text:p text:style-name="P1">Lern-/Schulplattformen</text:p>
      <text:p text:style-name="Standard"/>
      <text:p text:style-name="P2">Vorteile einer zentralen Schulplattform<text:s/></text:p>
      <text:p text:style-name="Standard">Die Vorteile einer zentralen Schulplattform sind Vielfältig. Dazu gehören unteranderem die verbesserte Strukturierung von Informationen und Kommunikation. Lehrer, Eltern und Schüler:innen erhalten zum jeweils richtigen Zeitpunkt die benötigten Informationen. Zusätzlich werden die Eltern stärker einbezogen, indem sie permanent über den Lernstand und die schulischen Aktivitäten ihres Kindes informiert sind. Die Schüler:innen können dadurch eine größere Unterstützung durch das Elternhaus erfahren. Dies gilt gleichermaßen für Lehrer, die anhand einer Schulplattform die Lehr- und Lernprozesse sowie die Lernergebnisse besser verstehen und nachvollziehen können.<text:s/></text:p>
      <text:p text:style-name="Standard">Eine Schulplattform ermöglich den Schüler:innen einen leichten und teilweise spielerischen Einstieg in die digitale Welt und schafft und stärkt somit die Kenntnisse und Fähigkeiten im Zeitalter der Digitalisierung. Schulplattformen tragen somit effizient zur Entwicklung von Technologiefähigkeiten, zum Verständnis digitaler Datenverarbeitung sowie der kritischen Betrachtung des technologischen Fortschritts bei.<text:s/></text:p>
      <text:p text:style-name="Standard">Eine Schulplattform ermöglicht zudem das orts- und zeitunabhängige Lernen. Schüler:innen können durch die ständige Verfügbarkeit der Lernressourcen zum eigenständigen Lernen motiviert werden. Diese Lernressourcen können zusätzlich durch eine Schulplattform stetig ergänzt, verbessert und qualitativ ausgebaut werden. Daneben stärkt eine Schulplattform die Zusammenarbeit und Interaktionsmöglichkeit zwischen Lehrern, Schulen, Schüler:innen. Dies betrifft ebenfalls die Bündelung von Ressourcen, Fachwissen und die vereinfachte Zusammenarbeit.<text:s/></text:p>
      <text:p text:style-name="Standard">Für Lehrkräfte bietet eine Schulplattform, neben der Bündelung von Ressourcen und Fachwissen, ebenfalls die Vereinfachung der Lehrvorbereitungen. Aufgaben können teilweise automatisiert werden. Die Unterrichts- und Lernzeit kann somit fokussiert und effizient genutzt werden.<text:s/></text:p>
      <text:p text:style-name="Standard"><text:a xlink:href="https://www.autenrieths.de/schulplattform.html" office:target-frame-name="_top" xlink:show="replace"><text:span text:style-name="T3">Hier</text:span></text:a><text:s/>finden Sie eine Übersicht einiger Schulplattformen (auch nach einzelner Funktionalität geordnet).</text:p>
      <text:p text:style-name="Standard"><text:a xlink:href="https://www.begabungslotse.de/specials/themenspecial-digitalisierung/digitale-schulplattformen" office:target-frame-name="_top" xlink:show="replace"><text:span text:style-name="T4">Hier</text:span></text:a><text:s/>gibt es die länderspezifischen und zur Verfügung gestellten Plattformen der Bundesländer.</text:p>
      <text:p text:style-name="P5"/>
      <text:p text:style-name="Standard"/>
      <table:table table:style-name="Table6">
        <table:table-columns>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Name</text:p>
          </table:table-cell>
          <table:table-cell table:style-name="TableCell14">
            <text:p text:style-name="P15">Website</text:p>
          </table:table-cell>
          <table:table-cell table:style-name="TableCell16">
            <text:p text:style-name="P17">Kosten</text:p>
          </table:table-cell>
          <table:table-cell table:style-name="TableCell18">
            <text:p text:style-name="P19">Funktionen</text:p>
          </table:table-cell>
        </table:table-row>
        <table:table-row table:style-name="TableRow20">
          <table:table-cell table:style-name="TableCell21">
            <text:p text:style-name="P22">HPI Schul-Cloud</text:p>
          </table:table-cell>
          <table:table-cell table:style-name="TableCell23">
            <text:p text:style-name="P24"><text:a xlink:href="https://hpi-schul-cloud.de/" office:target-frame-name="_top" xlink:show="replace"><text:span text:style-name="T25">https://hpi-schul-cloud.de/</text:span></text:a></text:p>
          </table:table-cell>
          <table:table-cell table:style-name="TableCell26">
            <text:p text:style-name="P27">Keine Preise Gefunden</text:p>
          </table:table-cell>
          <table:table-cell table:style-name="TableCell28">
            <text:p text:style-name="P29"><text:span text:style-name="T30">Lernmaterial, Chat, Aufgaben, Videokonferenzen und mehr</text:span></text:p>
          </table:table-cell>
        </table:table-row>
        <table:table-row table:style-name="TableRow31">
          <table:table-cell table:style-name="TableCell32">
            <text:p text:style-name="P33">Lernraum Berlin</text:p>
          </table:table-cell>
          <table:table-cell table:style-name="TableCell34">
            <text:p text:style-name="P35"><text:a xlink:href="https://www.lernraum-berlin.de/start/" office:target-frame-name="_top" xlink:show="replace"><text:span text:style-name="T36">https://www.lernraum-berlin.de/start/</text:span></text:a></text:p>
          </table:table-cell>
          <table:table-cell table:style-name="TableCell37">
            <text:p text:style-name="P38">Kostenlos</text:p>
          </table:table-cell>
          <table:table-cell table:style-name="TableCell39">
            <text:p text:style-name="P40">Online-Kursräume, Kursvorlagen, Foren, Datenablage, interaktive Inhalte und Tests, Lernspiele</text:p>
          </table:table-cell>
        </table:table-row>
        <table:table-row table:style-name="TableRow41">
          <table:table-cell table:style-name="TableCell42">
            <text:p text:style-name="P43">iServ Cloud</text:p>
          </table:table-cell>
          <table:table-cell table:style-name="TableCell44">
            <text:p text:style-name="P45"><text:a xlink:href="https://iserv.de/" office:target-frame-name="_top" xlink:show="replace"><text:span text:style-name="T46">https://iserv.de/</text:span></text:a></text:p>
            <text:p text:style-name="P47"/>
          </table:table-cell>
          <table:table-cell table:style-name="TableCell48">
            <text:p text:style-name="P49"><text:a xlink:href="https://iserv.de/preise" office:target-frame-name="_top" xlink:show="replace"><text:span text:style-name="T50">https://iserv.de/preise</text:span></text:a></text:p>
            <text:p text:style-name="P51"/>
            <text:p text:style-name="P52"/>
          </table:table-cell>
          <table:table-cell table:style-name="TableCell53">
            <text:p text:style-name="P54">Kommunikation, Organisation, Unterricht und teilweise Netzwerkverwaltung</text:p>
          </table:table-cell>
        </table:table-row>
        <table:table-row table:style-name="TableRow55">
          <table:table-cell table:style-name="TableCell56">
            <text:p text:style-name="P57">Skolar</text:p>
          </table:table-cell>
          <table:table-cell table:style-name="TableCell58">
            <text:p text:style-name="P59"><text:a xlink:href="https://www.skolar.de/" office:target-frame-name="_top" xlink:show="replace"><text:span text:style-name="T60">https://www.skolar.de/</text:span></text:a></text:p>
          </table:table-cell>
          <table:table-cell table:style-name="TableCell61">
            <text:p text:style-name="P62"><text:a xlink:href="https://www.skolar.de/preise" office:target-frame-name="_top" xlink:show="replace"><text:span text:style-name="T63">https://www.skolar.de/preise</text:span></text:a></text:p>
            <text:p text:style-name="P64"/>
            <text:p text:style-name="P65"/>
          </table:table-cell>
          <table:table-cell table:style-name="TableCell66">
            <text:p text:style-name="P67">Unterschiedliche Module wie Stunden- und Vertretungspläne, Notenbuch, digitales Klassenbuch, Chat, Postfach, Abwesenheit</text:p>
          </table:table-cell>
        </table:table-row>
        <table:table-row table:style-name="TableRow68">
          <table:table-cell table:style-name="TableCell69">
            <text:p text:style-name="P70">Padlet</text:p>
          </table:table-cell>
          <table:table-cell table:style-name="TableCell71">
            <text:p text:style-name="P72"><text:a xlink:href="https://padlet.com/" office:target-frame-name="_top" xlink:show="replace"><text:span text:style-name="T73">https://padlet.com/</text:span></text:a></text:p>
          </table:table-cell>
          <table:table-cell table:style-name="TableCell74">
            <text:p text:style-name="P75"><text:a xlink:href="https://padlet.com/memberships" office:target-frame-name="_top" xlink:show="replace"><text:span text:style-name="T76">https://padlet.com/memberships</text:span></text:a></text:p>
            <text:p text:style-name="P77"/>
          </table:table-cell>
          <table:table-cell table:style-name="TableCell78">
            <text:p text:style-name="P79">Boards, Dokumente oder Websites erstellen</text:p>
          </table:table-cell>
        </table:table-row>
        <table:table-row table:style-name="TableRow80">
          <table:table-cell table:style-name="TableCell81">
            <text:p text:style-name="P82">Scook</text:p>
          </table:table-cell>
          <table:table-cell table:style-name="TableCell83">
            <text:p text:style-name="P84"><text:a xlink:href="https://www.scook.de/" office:target-frame-name="_top" xlink:show="replace"><text:span text:style-name="T85">https://www.scook.d</text:span><text:bookmark-start text:name="_Hlt132531636"/><text:span text:style-name="T86">e</text:span><text:bookmark-end text:name="_Hlt132531636"/><text:span text:style-name="T87">/</text:span></text:a></text:p>
          </table:table-cell>
          <table:table-cell table:style-name="TableCell88">
            <text:p text:style-name="P89">Auf Anfrage</text:p>
          </table:table-cell>
          <table:table-cell table:style-name="TableCell90">
            <text:p text:style-name="P91">digitale Arbeitshefte, Bücher, Unterrichtsmanager<text:s/>vom Cornelsen Verlag</text:p>
          </table:table-cell>
        </table:table-row>
        <table:table-row table:style-name="TableRow92">
          <table:table-cell table:style-name="TableCell93">
            <text:p text:style-name="P94">Moodle</text:p>
          </table:table-cell>
          <table:table-cell table:style-name="TableCell95">
            <text:p text:style-name="P96"><text:a xlink:href="https://moodle.com/" office:target-frame-name="_top" xlink:show="replace"><text:span text:style-name="T97">https://moodle.com/</text:span></text:a></text:p>
          </table:table-cell>
          <table:table-cell table:style-name="TableCell98">
            <text:p text:style-name="P99">Kostenfrei</text:p>
          </table:table-cell>
          <table:table-cell table:style-name="TableCell100">
            <text:p text:style-name="P101">Verwaltung von Nutzern, Kursen, Inhalten und Aktivitäten, Dokumentation von Ergebnissen</text:p>
            <text:p text:style-name="P102"/>
            <text:p text:style-name="P103"/>
            <text:p text:style-name="P104"/>
          </table:table-cell>
        </table:table-row>
        <table:table-row table:style-name="TableRow105">
          <table:table-cell table:style-name="TableCell106">
            <text:p text:style-name="P107"><text:bookmark-start text:name="_gjdgxs"/><text:bookmark-end text:name="_gjdgxs"/>Wrike<text:tab/></text:p>
          </table:table-cell>
          <table:table-cell table:style-name="TableCell108">
            <text:p text:style-name="P109"><text:a xlink:href="http://www.wrike.com" office:target-frame-name="_top" xlink:show="replace"><text:span text:style-name="T110">www.wrike.com</text:span></text:a></text:p>
          </table:table-cell>
          <table:table-cell table:style-name="TableCell111">
            <text:p text:style-name="P112"><text:bookmark-start text:name="_30j0zll"/><text:bookmark-end text:name="_30j0zll"/><text:a xlink:href="https://www.wrike.com/price" office:target-frame-name="_top" xlink:show="replace"><text:span text:style-name="Hyperlink">https://www.wrike.com/price</text:span></text:a><text:s/><text:tab/></text:p>
          </table:table-cell>
          <table:table-cell table:style-name="TableCell113">
            <text:p text:style-name="P114">Lern- und Projektorganisation</text:p>
          </table:table-cell>
        </table:table-row>
      </table:table>
      <text:p text:style-name="Standard"/>
      <text:h text:style-name="P115" text:outline-level="2"><text:bookmark-start text:name="_1fob9te"/><text:bookmark-end text:name="_1fob9te"/><text:soft-page-break/>Weitere Plattformen</text:h>
      <text:p text:style-name="Standard"><text:a xlink:href="https://www.autenrieths.de/schulplattform.html" office:target-frame-name="_top" xlink:show="replace"><text:span text:style-name="T116">Hier</text:span></text:a><text:s/>finden Sie eine Übersicht sonstiger Schulplattformen (auch nach einzelner Funktionalität geordnet).</text:p>
      <text:p text:style-name="Standard"><text:a xlink:href="https://gpn.greenpeace.de/ausgabe/bildung/ubersicht-lernplattformen/" office:target-frame-name="_top" xlink:show="replace"><text:span text:style-name="T117">Hier</text:span></text:a><text:s/>gibt es eine Übersicht über die länderspezifischen und zur Verfügung gestellten Plattformen der Bundesländer.</text:p>
      <text:p text:style-name="Standard">Weiterhin gibt es sog. Schulmessenger, welche die Kommunikation über Textnachrichten und teilweise auch mit Telefonaten und Videochats ermöglichen.<text:s/><text:span text:style-name="T118">Hier</text:span><text:s/>eine Übersicht.</text:p>
      <text:p text:style-name="Standard"><text:tab/></text:p>
      <text:h text:style-name="Überschrift1" text:outline-level="1"/>
      <text:h text:style-name="Überschrift1" text:outline-level="1">Hinweise zum Dokument</text:h>
      <text:p text:style-name="Standard"/>
      <text:p text:style-name="Standard">Alle Angaben ohne Gewähr! Eine lizenzfreie Weitergabe ist erlaubt.</text:p>
      <text:p text:style-name="P119"/>
      <text:p text:style-name="P120"><text:span text:style-name="T121"><draw:frame draw:style-name="a0" draw:name="image1.png" text:anchor-type="as-char" svg:x="0in" svg:y="0in" svg:width="0.91528in" svg:height="0.32083in" style:rel-width="scale" style:rel-height="scale"><draw:image xlink:href="media/image1.png" xlink:type="simple" xlink:show="embed" xlink:actuate="onLoad"/><svg:title/><svg:desc>CC0</svg:desc></draw:frame></text:span></text:p>
      <text:p text:style-name="Standard"><text:bookmark-start text:name="_3znysh7"/><text:bookmark-end text:name="_3znysh7"/><text:span text:style-name="T122"><text:line-break/>To the extent possible under law,<text:s/></text:span><text:a xlink:href="https://corvin-schwarzer.de" office:target-frame-name="_top" xlink:show="replace"><text:span text:style-name="T123">Corvin Schwarzer</text:span></text:a><text:span text:style-name="T124"><text:s/>has waived all copyright and related or neighboring rights to „Übersicht Schulplattformen“.<text:s/></text:span><text:span text:style-name="T125">This work is published from: Deutschland.</text:span></text:p>
      <text:p text:style-name="P126"/>
      <text:p text:style-name="Standard"><text:span text:style-name="T127">Stand:<text:s/></text:span><text:span text:style-name="T128">April</text:span><text:span text:style-name="T129"><text:s/>202</text:span><text:span text:style-name="T130">3</text:span><text:span text:style-name="T131">, Version 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margin-bottom="0in" fo:line-height="100%"/>
      <style:text-properties style:font-name="Arial" style:font-name-asian="Arial" style:font-name-complex="Arial"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Überschrift3" style:display-name="Überschrift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fo:font-size="28pt" style:font-size-asian="28pt" style:font-size-complex="28pt" fo:hyphenate="false"/>
    </style:style>
    <style:style style:name="Untertitel" style:display-name="Unt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vin Emanuel Schwarzer</dc:creator>
    <meta:creation-date>2023-04-16T08:02:00Z</meta:creation-date>
    <dc:date>2023-04-16T08:02:00Z</dc:date>
    <meta:print-date>2023-04-16T08:01:00Z</meta:print-date>
    <meta:template xlink:href="Normal.dotm" xlink:type="simple"/>
    <meta:editing-cycles>2</meta:editing-cycles>
    <meta:editing-duration>PT0S</meta:editing-duration>
    <meta:document-statistic meta:page-count="3" meta:paragraph-count="9" meta:word-count="662" meta:character-count="4828" meta:row-count="34" meta:non-whitespace-character-count="4175"/>
  </office:meta>
</office:document-meta>
</file>